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solid #000000" style:text-align-source="fix" style:repeat-content="false" fo:border-left="1.76pt solid #000000" fo:border-right="0.99pt solid #000000" fo:border-top="1.76pt solid #000000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1.76pt solid #000000" fo:border-right="0.99pt solid #000000" fo:border-top="0.99pt solid #000000"/>
      <style:paragraph-properties fo:text-align="center" fo:margin-left="0mm"/>
    </style:style>
    <style:style style:name="ce8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1.76pt solid #000000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1.76pt solid #000000" fo:border-right="none" fo:border-top="1.76pt solid #000000"/>
      <style:paragraph-properties fo:text-align="center" fo:margin-left="0mm"/>
    </style:style>
    <style:style style:name="ce14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0.99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17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</style:style>
    <style:style style:name="ce20" style:family="table-cell" style:parent-style-name="Default">
      <style:table-cell-properties fo:border="1.76pt solid #000000"/>
    </style:style>
  </office:automatic-styles>
  <office:body>
    <office:spreadsheet>
      <table:calculation-settings table:automatic-find-labels="false"/>
      <table:table table:name="Folha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11"/>
        <table:table-column table:style-name="co1" table:default-cell-style-name="ce16"/>
        <table:table-column table:style-name="co2" table:default-cell-style-name="ce20"/>
        <table:table-row table:style-name="ro1">
          <table:table-cell table:style-name="ce1" office:value-type="string" calcext:value-type="string">
            <text:p>origem</text:p>
          </table:table-cell>
          <table:table-cell table:style-name="ce5" office:value-type="string" calcext:value-type="string" table:number-columns-spanned="2" table:number-rows-spanned="1">
            <text:p>classe</text:p>
          </table:table-cell>
          <table:covered-table-cell table:style-name="ce1"/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imagen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waymo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car</text:p>
          </table:table-cell>
          <table:table-cell table:style-name="ce15" table:formula="of:=577862+242679" office:value-type="float" office:value="820541" calcext:value-type="float">
            <text:p>820541</text:p>
          </table:table-cell>
          <table:table-cell table:style-name="ce19" office:value-type="float" office:value="80004" calcext:value-type="float" table:number-columns-spanned="1" table:number-rows-spanned="5">
            <text:p>80004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edestrian</text:p>
          </table:table-cell>
          <table:table-cell table:formula="of:=24534+73424" office:value-type="float" office:value="97958" calcext:value-type="float">
            <text:p>97958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iker</text:p>
          </table:table-cell>
          <table:table-cell table:formula="of:=4373+799" office:value-type="float" office:value="5172" calcext:value-type="float">
            <text:p>517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--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-</text:p>
          </table:table-cell>
          <table:table-cell table:style-name="ce17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1" table:number-rows-spanned="5">
            <text:p>autti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car</text:p>
          </table:table-cell>
          <table:table-cell table:formula="of:=62464" office:value-type="float" office:value="62464" calcext:value-type="float">
            <text:p>62464</text:p>
          </table:table-cell>
          <table:table-cell table:style-name="ce19" office:value-type="float" office:value="15001" calcext:value-type="float" table:number-columns-spanned="1" table:number-rows-spanned="5">
            <text:p>15001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truck</text:p>
          </table:table-cell>
          <table:table-cell table:formula="of:=3503" office:value-type="float" office:value="3503" calcext:value-type="float">
            <text:p>3503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estrian</text:p>
          </table:table-cell>
          <table:table-cell table:formula="of:=9566" office:value-type="float" office:value="9566" calcext:value-type="float">
            <text:p>9566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traffilight</text:p>
          </table:table-cell>
          <table:table-cell table:formula="of:=17253" office:value-type="float" office:value="17253" calcext:value-type="float">
            <text:p>1725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--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1" table:number-rows-spanned="5">
            <text:p>crowdAI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car</text:p>
          </table:table-cell>
          <table:table-cell table:style-name="ce15" office:value-type="float" office:value="62570" calcext:value-type="float">
            <text:p>62570</text:p>
          </table:table-cell>
          <table:table-cell table:style-name="ce19" office:value-type="float" office:value="9261" calcext:value-type="float" table:number-columns-spanned="1" table:number-rows-spanned="5">
            <text:p>9261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truck</text:p>
          </table:table-cell>
          <table:table-cell office:value-type="float" office:value="3819" calcext:value-type="float">
            <text:p>3819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estrian</text:p>
          </table:table-cell>
          <table:table-cell office:value-type="float" office:value="5675" calcext:value-type="float">
            <text:p>5675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ffilight</text:p>
          </table:table-cell>
          <table:table-cell office:value-type="float" office:value="20916" calcext:value-type="float">
            <text:p>20916</text:p>
          </table:table-cell>
          <table:covered-table-cell/>
        </table:table-row>
        <table:table-row table:style-name="ro1">
          <table:covered-table-cell/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--</text:p>
          </table:table-cell>
          <table:table-cell table:style-name="ce17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1" table:number-rows-spanned="5">
            <text:p>kitti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car</text:p>
          </table:table-cell>
          <table:table-cell table:style-name="ce18" office:value-type="float" office:value="28742" calcext:value-type="float">
            <text:p>28742</text:p>
          </table:table-cell>
          <table:table-cell table:style-name="ce19" office:value-type="float" office:value="7481" calcext:value-type="float" table:number-columns-spanned="1" table:number-rows-spanned="5">
            <text:p>7481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truck</text:p>
          </table:table-cell>
          <table:table-cell office:value-type="float" office:value="1094" calcext:value-type="float">
            <text:p>1094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estrian</text:p>
          </table:table-cell>
          <table:table-cell office:value-type="float" office:value="6114" calcext:value-type="float">
            <text:p>6114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ffilight</text:p>
          </table:table-cell>
          <table:table-cell office:value-type="float" office:value="12198" calcext:value-type="float">
            <text:p>12198</text:p>
          </table:table-cell>
          <table:covered-table-cell/>
        </table:table-row>
        <table:table-row table:style-name="ro1">
          <table:covered-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-</text:p>
          </table:table-cell>
          <table:table-cell table:style-name="ce17" office:value-type="float" office:value="0" calcext:value-type="float">
            <text:p>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3:28:59.090562777</meta:creation-date>
    <dc:date>2019-11-10T14:16:59.287110812</dc:date>
    <meta:editing-duration>PT6M29S</meta:editing-duration>
    <meta:editing-cycles>1</meta:editing-cycles>
    <meta:generator>LibreOffice/5.1.6.2$Linux_X86_64 LibreOffice_project/10m0$Build-2</meta:generator>
    <meta:document-statistic meta:table-count="1" meta:cell-count="72" meta:object-count="0"/>
  </office:meta>
</office:document-meta>
</file>